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741" officeooo:paragraph-rsid="000a7741"/>
    </style:style>
    <style:style style:name="P2" style:family="paragraph" style:parent-style-name="Standard" style:list-style-name="L1">
      <style:text-properties officeooo:rsid="000a7741" officeooo:paragraph-rsid="000a7741"/>
    </style:style>
    <style:style style:name="P3" style:family="paragraph" style:parent-style-name="Standard" style:list-style-name="L2">
      <style:text-properties officeooo:rsid="000a7741" officeooo:paragraph-rsid="000a77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95264561802317727" text:style-name="L1">
        <text:list-item>
          <text:p text:style-name="P2">Implement Pipeline, Grid search and CV for the classification model</text:p>
        </text:list-item>
        <text:list-item>
          <text:p text:style-name="P2">Try other classifiers like Decision Trees, SVM etc. (get creative)</text:p>
        </text:list-item>
        <text:list-item>
          <text:p text:style-name="P2">Convert the binary classification problem into a multi-class classification problem by binning the final scores (G3)</text:p>
        </text:list-item>
        <text:list-item>
          <text:p text:style-name="P2">Try other regression methods available in the Spark ml library</text:p>
        </text:list-item>
        <text:list-item>
          <text:p text:style-name="P2">Combine classification and regression into a two step propensity model:</text:p>
        </text:list-item>
      </text:list>
      <text:list xml:id="list2910718255949610034" text:style-name="L2">
        <text:list-item>
          <text:list>
            <text:list-item>
              <text:p text:style-name="P3">In step one predict which score category a student will fall into</text:p>
            </text:list-item>
            <text:list-item>
              <text:p text:style-name="P3">In step two predict the actual score of the student – the hypothesis is that RMSE will be smaller because you will be predicting over a smaller range of value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9:19:33.955082625</meta:creation-date>
    <dc:date>2017-01-24T09:24:16.933285007</dc:date>
    <meta:editing-duration>PT4M46S</meta:editing-duration>
    <meta:editing-cycles>1</meta:editing-cycles>
    <meta:document-statistic meta:table-count="0" meta:image-count="0" meta:object-count="0" meta:page-count="1" meta:paragraph-count="7" meta:word-count="104" meta:character-count="618" meta:non-whitespace-character-count="527"/>
    <meta:generator>LibreOffice/5.1.4.2$Linux_X86_64 LibreOffice_project/10m0$Build-2</meta:generator>
  </office:meta>
</office:document-meta>
</file>